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stroke="dash" draw:stroke-dash="Fine_20_Dashed_20__28_var_29_" draw:fill-color="#33cc66" draw:textarea-horizontal-align="left" draw:textarea-vertical-align="top"/>
    </style:style>
    <style:style style:name="gr3" style:family="graphic" style:parent-style-name="standard">
      <style:graphic-properties draw:fill-color="#ffffff" draw:textarea-horizontal-align="left" draw:textarea-vertical-align="bottom"/>
    </style:style>
    <style:style style:name="gr4" style:family="graphic" style:parent-style-name="standard">
      <style:graphic-properties draw:fill-color="#ffff66" draw:textarea-horizontal-align="left" draw:textarea-vertical-align="top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e6e6ff" draw:fill-image-width="0cm" draw:fill-image-height="0cm" draw:textarea-horizontal-align="left" draw:auto-grow-height="true" draw:auto-grow-width="true" fo:min-height="0.39cm" fo:min-width="0.684cm"/>
    </style:style>
    <style:style style:name="gr7" style:family="graphic" style:parent-style-name="objectwithoutfill">
      <style:graphic-properties svg:stroke-width="0.102cm" draw:marker-start="Arrow" draw:marker-start-width="0.356cm" draw:marker-end="Arrow" draw:marker-end-width="0.356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069cm"/>
    </style:style>
    <style:style style:name="gr9" style:family="graphic" style:parent-style-name="standard">
      <style:graphic-properties draw:fill-color="#33cc66" draw:textarea-horizontal-align="center" draw:textarea-vertical-align="middle"/>
    </style:style>
    <style:style style:name="gr10" style:family="graphic" style:parent-style-name="standard">
      <style:graphic-properties draw:fill-color="#ffff66" draw:textarea-horizontal-align="center" draw:textarea-vertical-align="top"/>
    </style:style>
    <style:style style:name="gr11" style:family="graphic" style:parent-style-name="standard">
      <style:graphic-properties draw:fill-color="#ffffff" draw:textarea-horizontal-align="center" draw:textarea-vertical-align="middle"/>
    </style:style>
    <style:style style:name="gr12" style:family="graphic" style:parent-style-name="standard">
      <style:graphic-properties draw:stroke="dash" draw:stroke-dash="Fine_20_Dashed_20__28_var_29_" svg:stroke-width="0.102cm" draw:marker-start-width="0.61cm" draw:marker-end-width="0.61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solid" draw:fill-color="#e6e6ff" draw:fill-image-width="0cm" draw:fill-image-height="0cm" draw:textarea-horizontal-align="left" draw:auto-grow-height="true" draw:auto-grow-width="true" fo:min-height="0.39cm" fo:min-width="1.405cm"/>
    </style:style>
    <style:style style:name="gr14" style:family="graphic" style:parent-style-name="standard">
      <style:graphic-properties draw:stroke="none" svg:stroke-color="#000000" draw:fill="solid" draw:fill-color="#e6e6ff" draw:fill-image-width="0cm" draw:fill-image-height="0cm" draw:textarea-horizontal-align="left" draw:auto-grow-height="true" draw:auto-grow-width="true" fo:min-height="0.509cm" fo:min-width="0.897cm"/>
    </style:style>
    <style:style style:name="gr15" style:family="graphic" style:parent-style-name="standard">
      <style:graphic-properties draw:fill-color="#99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615cm" svg:height="12.7cm" svg:x="1cm" svg:y="1cm">
          <text:p text:style-name="P1">Frame</text:p>
        </draw:rect>
        <draw:rect draw:style-name="gr2" draw:text-style-name="P2" draw:layer="layout" svg:width="11.43cm" svg:height="8.525cm" svg:x="8.874cm" svg:y="2.635cm">
          <text:p text:style-name="P2"><text:span text:style-name="T1">Module</text:span></text:p>
        </draw:rect>
        <draw:rect draw:style-name="gr2" draw:text-style-name="P2" draw:layer="layout" svg:width="11.557cm" svg:height="8.525cm" svg:x="8.493cm" svg:y="2.299cm">
          <text:p text:style-name="P2"><text:span text:style-name="T1">Module</text:span></text:p>
        </draw:rect>
        <draw:rect draw:style-name="gr3" draw:text-style-name="P3" xml:id="id1" draw:id="id1" draw:layer="layout" svg:width="6cm" svg:height="1cm" svg:x="1.604cm" svg:y="11.922cm">
          <text:p text:style-name="P1"><text:span text:style-name="T2">Network Sensor Infrastructure</text:span></text:p>
        </draw:rect>
        <draw:rect draw:style-name="gr2" draw:text-style-name="P2" draw:layer="layout" svg:width="11.684cm" svg:height="8.525cm" svg:x="8.112cm" svg:y="2cm">
          <text:p text:style-name="P2"><text:span text:style-name="T1">Module</text:span></text:p>
        </draw:rect>
        <draw:rect draw:style-name="gr4" draw:text-style-name="P3" xml:id="id2" draw:id="id2" draw:layer="layout" svg:width="6cm" svg:height="1.397cm" svg:x="1.604cm" svg:y="10.017cm">
          <text:p text:style-name="P1"><text:span text:style-name="T2">Scene Controller</text:span></text:p>
        </draw:rect>
        <draw:connector draw:style-name="gr5" draw:text-style-name="P1" draw:layer="layout" svg:x1="4.604cm" svg:y1="11.922cm" svg:x2="4.604cm" svg:y2="11.414cm" draw:start-shape="id1" draw:start-glue-point="0" draw:end-shape="id2" draw:end-glue-point="2" svg:d="M4604 11922v-508">
          <text:p/>
        </draw:connector>
        <draw:frame draw:style-name="gr6" draw:text-style-name="P4" draw:layer="layout" svg:width="1.184cm" svg:height="0.64cm" svg:x="5.064cm" svg:y="11.329cm">
          <draw:text-box>
            <text:p><text:span text:style-name="T2">NSII</text:span></text:p>
          </draw:text-box>
        </draw:frame>
        <draw:line draw:style-name="gr7" draw:text-style-name="P1" draw:layer="layout" svg:x1="4.556cm" svg:y1="12.938cm" svg:x2="4.556cm" svg:y2="14.589cm">
          <text:p/>
        </draw:line>
        <draw:frame draw:style-name="gr8" draw:layer="layout" svg:width="5.569cm" svg:height="1.675cm" svg:x="1.527cm" svg:y="14.565cm">
          <draw:text-box>
            <text:p>Operating System</text:p>
            <text:p text:style-name="P1">Network Interface</text:p>
          </draw:text-box>
        </draw:frame>
        <draw:rect draw:style-name="gr4" draw:text-style-name="P3" xml:id="id3" draw:id="id3" draw:layer="layout" svg:width="3.556cm" svg:height="1.373cm" svg:x="9.001cm" svg:y="8.747cm">
          <text:p text:style-name="P1"><text:span text:style-name="T2">Module Coordinator</text:span></text:p>
        </draw:rect>
        <draw:connector draw:style-name="gr5" draw:text-style-name="P1" draw:layer="layout" svg:x1="4.604cm" svg:y1="10.017cm" svg:x2="9.001cm" svg:y2="9.433cm" draw:start-shape="id2" draw:start-glue-point="0" draw:end-shape="id3" draw:end-glue-point="3" svg:d="M4604 10017v-584h4397">
          <text:p/>
        </draw:connector>
        <draw:rect draw:style-name="gr2" draw:text-style-name="P1" draw:layer="layout" svg:width="7.239cm" svg:height="4.401cm" svg:x="11.922cm" svg:y="4.175cm">
          <text:p text:style-name="P1">Model</text:p>
        </draw:rect>
        <draw:rect draw:style-name="gr2" draw:text-style-name="P1" draw:layer="layout" svg:width="7.343cm" svg:height="4.401cm" svg:x="11.541cm" svg:y="3.921cm">
          <text:p text:style-name="P1">Model</text:p>
        </draw:rect>
        <draw:rect draw:style-name="gr2" draw:text-style-name="P1" draw:layer="layout" svg:width="7.366cm" svg:height="4.401cm" svg:x="11.287cm" svg:y="3.667cm">
          <text:p text:style-name="P1">Model</text:p>
        </draw:rect>
        <draw:rect draw:style-name="gr9" draw:text-style-name="P3" xml:id="id5" draw:id="id5" draw:layer="layout" svg:width="1cm" svg:height="1cm" svg:x="11.557cm" svg:y="4.683cm">
          <text:p text:style-name="P1"><text:span text:style-name="T2">Ctrl</text:span></text:p>
        </draw:rect>
        <draw:rect draw:style-name="gr9" draw:text-style-name="P3" xml:id="id6" draw:id="id6" draw:layer="layout" svg:width="3.5cm" svg:height="1cm" svg:x="14.589cm" svg:y="4.683cm">
          <text:p text:style-name="P1"><text:span text:style-name="T2">Rendered X3D Code</text:span></text:p>
        </draw:rect>
        <draw:rect draw:style-name="gr10" draw:text-style-name="P3" draw:layer="layout" svg:width="4.953cm" svg:height="1.754cm" svg:x="13.319cm" svg:y="5.953cm">
          <text:p text:style-name="P1"><text:span text:style-name="T2">MIDAS Object</text:span></text:p>
        </draw:rect>
        <draw:rect draw:style-name="gr11" draw:text-style-name="P3" xml:id="id4" draw:id="id4" draw:layer="layout" svg:width="3.5cm" svg:height="0.762cm" svg:x="14.462cm" svg:y="6.715cm">
          <text:p text:style-name="P1"><text:span text:style-name="T2">Network Sensor</text:span></text:p>
        </draw:rect>
        <draw:connector draw:style-name="gr5" draw:text-style-name="P1" draw:layer="layout" svg:x1="14.462cm" svg:y1="7.096cm" svg:x2="12.057cm" svg:y2="5.683cm" draw:start-shape="id4" draw:start-glue-point="3" draw:end-shape="id5" draw:end-glue-point="2" svg:d="M14462 7096h-2405v-1413">
          <text:p/>
        </draw:connector>
        <draw:connector draw:style-name="gr12" draw:text-style-name="P1" draw:layer="layout" svg:x1="16.212cm" svg:y1="7.477cm" svg:x2="7.604cm" svg:y2="12.422cm" draw:start-shape="id4" draw:start-glue-point="2" draw:end-shape="id1" draw:end-glue-point="1" svg:d="M16212 7477v4945h-8608">
          <text:p/>
        </draw:connector>
        <draw:connector draw:style-name="gr5" draw:text-style-name="P1" draw:layer="layout" svg:x1="12.557cm" svg:y1="5.183cm" svg:x2="14.589cm" svg:y2="5.183cm" draw:start-shape="id5" draw:start-glue-point="1" draw:end-shape="id6" draw:end-glue-point="3" svg:d="M12557 5183h2032">
          <text:p/>
        </draw:connector>
        <draw:rect draw:style-name="gr9" draw:text-style-name="P3" draw:layer="layout" svg:width="3.5cm" svg:height="1cm" svg:x="14.518cm" svg:y="2.397cm">
          <text:p text:style-name="P1"><text:span text:style-name="T2">Rendered X3D Code</text:span></text:p>
        </draw:rect>
        <draw:frame draw:style-name="gr13" draw:text-style-name="P5" draw:layer="layout" svg:width="2.352cm" svg:height="0.759cm" svg:x="6.461cm" svg:y="8.615cm">
          <draw:text-box>
            <text:p text:style-name="P5"><text:span text:style-name="T3">uiModule</text:span></text:p>
          </draw:text-box>
        </draw:frame>
        <draw:connector draw:style-name="gr5" draw:text-style-name="P1" draw:layer="layout" svg:x1="14.462cm" svg:y1="7.096cm" svg:x2="10.779cm" svg:y2="8.747cm" draw:start-shape="id4" draw:start-glue-point="3" draw:end-shape="id3" draw:end-glue-point="0" svg:d="M14462 7096h-3683v1651">
          <text:p/>
        </draw:connector>
        <draw:frame draw:style-name="gr14" draw:text-style-name="P5" draw:layer="layout" svg:width="1.569cm" svg:height="0.759cm" svg:x="12.512cm" svg:y="6.21cm">
          <draw:text-box>
            <text:p text:style-name="P5"><text:span text:style-name="T3">uiObj</text:span></text:p>
          </draw:text-box>
        </draw:frame>
        <draw:rect draw:style-name="gr9" draw:text-style-name="P3" xml:id="id7" draw:id="id7" draw:layer="layout" svg:width="1cm" svg:height="1cm" svg:x="8.493cm" svg:y="5.826cm">
          <text:p text:style-name="P1"><text:span text:style-name="T2">Ctrl</text:span></text:p>
        </draw:rect>
        <draw:connector draw:style-name="gr5" draw:text-style-name="P1" draw:layer="layout" draw:line-skew="-0.231cm" svg:x1="14.463cm" svg:y1="7.097cm" svg:x2="8.993cm" svg:y2="6.826cm" draw:end-shape="id7" draw:end-glue-point="2" svg:d="M14463 7097v-1h-5470v-270">
          <text:p/>
        </draw:connector>
        <draw:frame draw:style-name="gr14" draw:text-style-name="P5" draw:layer="layout" svg:width="1.569cm" svg:height="0.759cm" svg:x="10.226cm" svg:y="6.21cm">
          <draw:text-box>
            <text:p text:style-name="P5"><text:span text:style-name="T3">uiObj</text:span></text:p>
          </draw:text-box>
        </draw:frame>
        <draw:rect draw:style-name="gr15" draw:text-style-name="P3" xml:id="id8" draw:id="id8" draw:layer="layout" svg:width="1cm" svg:height="1cm" svg:x="1.651cm" svg:y="7.604cm">
          <text:p text:style-name="P1"><text:span text:style-name="T2">Ctrl</text:span></text:p>
        </draw:rect>
        <draw:connector draw:style-name="gr5" draw:text-style-name="P1" draw:layer="layout" svg:x1="2.151cm" svg:y1="8.604cm" svg:x2="9.001cm" svg:y2="9.433cm" draw:start-shape="id8" draw:start-glue-point="2" draw:end-shape="id3" draw:end-glue-point="3" svg:d="M2151 8604v829h68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615cm" fo:page-height="17.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M24S</meta:editing-duration>
    <meta:editing-cycles>6</meta:editing-cycles>
    <meta:generator>OpenOffice/4.1.5$Win32 OpenOffice.org_project/415m1$Build-9789</meta:generator>
    <dc:date>2019-05-12T06:46:37.39</dc:date>
    <dc:creator>x </dc:creator>
    <meta:document-statistic meta:object-count="31"/>
  </office:meta>
</office:document-meta>
</file>